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4979in" table:align="left"/>
    </style:style>
    <style:style style:name="Table1.A" style:family="table-column">
      <style:table-column-properties style:column-width="0.2549in"/>
    </style:style>
    <style:style style:name="Table1.B" style:family="table-column">
      <style:table-column-properties style:column-width="1.3076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6.5625in"/>
    </style:style>
    <style:style style:name="Table1.A1" style:family="table-cell">
      <style:table-cell-properties fo:padding="0.0382in" fo:border-left="none" fo:border-right="0.5pt solid #000000" fo:border-top="none" fo:border-bottom="none"/>
    </style:style>
    <style:style style:name="Table1.B1" style:family="table-cell">
      <style:table-cell-properties fo:padding="0.0382in" fo:border-left="1pt solid #000000" fo:border-right="none" fo:border-top="1pt solid #000000" fo:border-bottom="1pt solid #000000"/>
    </style:style>
    <style:style style:name="Table1.E1" style:family="table-cell">
      <style:table-cell-properties fo:padding="0.0382in" fo:border-left="0.5pt solid #000000" fo:border-right="none" fo:border-top="none" fo:border-bottom="none"/>
    </style:style>
    <style:style style:name="Table1.B2" style:family="table-cell">
      <style:table-cell-properties fo:padding="0.0382in" fo:border-left="1pt solid #000000" fo:border-right="none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style:font-name="Bitstream Vera Sans Mono" fo:font-size="14pt" fo:font-weight="bold" officeooo:rsid="000f9b99" officeooo:paragraph-rsid="000f9b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4pt" officeooo:rsid="000f9b99" officeooo:paragraph-rsid="000f9b9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4pt" officeooo:rsid="00110cf0" officeooo:paragraph-rsid="00110cf0" style:font-size-asian="14pt" style:font-size-complex="14pt"/>
    </style:style>
    <style:style style:name="P4" style:family="paragraph" style:parent-style-name="Standard">
      <style:text-properties fo:font-size="18pt" officeooo:paragraph-rsid="000f9b99" style:font-size-asian="14pt" style:font-size-complex="14pt"/>
    </style:style>
    <style:style style:name="P5" style:family="paragraph" style:parent-style-name="Standard">
      <style:text-properties fo:font-size="18pt" officeooo:rsid="0013405a" officeooo:paragraph-rsid="0016bc5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17c9c0" style:font-size-asian="14pt" style:font-size-complex="14pt"/>
    </style:style>
    <style:style style:name="P7" style:family="paragraph" style:parent-style-name="Standard">
      <style:text-properties fo:font-size="18pt" fo:font-weight="normal" officeooo:rsid="000f9b99" officeooo:paragraph-rsid="0016bc5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6pt" officeooo:paragraph-rsid="0017c9c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30pt" officeooo:paragraph-rsid="0017c9c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32pt" officeooo:paragraph-rsid="0017c9c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32pt" officeooo:rsid="0017c9c0" officeooo:paragraph-rsid="0017c9c0" style:font-size-asian="14pt" style:font-size-complex="14pt"/>
    </style:style>
    <style:style style:name="P12" style:family="paragraph" style:parent-style-name="Standard">
      <style:paragraph-properties fo:padding="0.0201in" fo:border="0.06pt solid #000000"/>
      <style:text-properties style:font-name="Bitstream Vera Sans Mono" fo:font-size="20pt" fo:font-weight="bold" officeooo:paragraph-rsid="0017bf13" style:font-weight-asian="bold" style:font-weight-complex="bold"/>
    </style:style>
    <style:style style:name="P13" style:family="paragraph" style:parent-style-name="Standard">
      <style:paragraph-properties fo:padding="0.0201in" fo:border="0.06pt solid #000000"/>
      <style:text-properties style:font-name="Bitstream Vera Sans Mono" fo:font-size="20pt" officeooo:paragraph-rsid="0017bf13"/>
    </style:style>
    <style:style style:name="P14" style:family="paragraph" style:parent-style-name="Standard">
      <style:paragraph-properties fo:padding="0.0201in" fo:border="none"/>
      <style:text-properties style:font-name="Bitstream Vera Sans Mono" fo:font-size="24pt" officeooo:paragraph-rsid="0016bc5a" style:font-size-asian="14pt" style:font-size-complex="14pt"/>
    </style:style>
    <style:style style:name="P15" style:family="paragraph" style:parent-style-name="Standard">
      <style:paragraph-properties fo:padding="0.0201in" fo:border="none"/>
      <style:text-properties style:font-name="Liberation Serif" fo:font-size="26pt" officeooo:rsid="0017bf13" officeooo:paragraph-rsid="0017bf13"/>
    </style:style>
    <style:style style:name="P16" style:family="paragraph" style:parent-style-name="Standard" style:master-page-name="">
      <style:paragraph-properties style:page-number="auto" fo:padding="0.0201in" fo:border="none"/>
      <style:text-properties style:font-name="Liberation Serif" officeooo:paragraph-rsid="0017bf13"/>
    </style:style>
    <style:style style:name="P17" style:family="paragraph" style:parent-style-name="Standard">
      <style:paragraph-properties fo:padding="0.0201in" fo:border="0.06pt solid #000000"/>
      <style:text-properties style:font-name="Bitstream Vera Sans Mono" fo:font-size="20pt" officeooo:paragraph-rsid="0017bf13"/>
    </style:style>
    <style:style style:name="P18" style:family="paragraph" style:parent-style-name="Standard">
      <style:paragraph-properties fo:padding="0.0201in" fo:border="0.06pt solid #000000"/>
      <style:text-properties style:font-name="Bitstream Vera Sans Mono" fo:font-size="14pt" officeooo:paragraph-rsid="001be626" style:font-size-asian="16pt" style:font-size-complex="16pt"/>
    </style:style>
    <style:style style:name="P19" style:family="paragraph" style:parent-style-name="Standard">
      <style:paragraph-properties fo:padding="0.0201in" fo:border="none"/>
      <style:text-properties style:font-name="Bitstream Vera Sans Mono" fo:font-size="20pt" officeooo:paragraph-rsid="0017bf13"/>
    </style:style>
    <style:style style:name="P20" style:family="paragraph" style:parent-style-name="Standard">
      <style:text-properties fo:font-size="18pt" fo:font-weight="bold" officeooo:rsid="0013405a" officeooo:paragraph-rsid="0016bc5a" fo:background-color="#ffff00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fo:font-size="18pt" officeooo:paragraph-rsid="0016bc5a" style:font-size-asian="14pt" style:font-size-complex="14pt"/>
    </style:style>
    <style:style style:name="P22" style:family="paragraph" style:parent-style-name="Standard" style:list-style-name="L1">
      <style:text-properties fo:font-size="18pt" officeooo:rsid="000f9b99" officeooo:paragraph-rsid="0016bc5a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7c9c0" officeooo:paragraph-rsid="0017c9c0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32pt" officeooo:rsid="0017c9c0" officeooo:paragraph-rsid="0017c9c0" style:font-size-asian="14pt" style:font-size-complex="14pt"/>
    </style:style>
    <style:style style:name="P25" style:family="paragraph" style:parent-style-name="Standard">
      <style:text-properties fo:font-size="14pt" officeooo:paragraph-rsid="000f9b99" style:font-size-asian="16pt" style:font-size-complex="16pt"/>
    </style:style>
    <style:style style:name="P26" style:family="paragraph" style:parent-style-name="Standard">
      <style:text-properties fo:font-size="16pt" officeooo:paragraph-rsid="000f9b99" style:font-size-asian="14pt" style:font-size-complex="14pt"/>
    </style:style>
    <style:style style:name="P27" style:family="paragraph" style:parent-style-name="Standard">
      <style:paragraph-properties fo:break-before="page" fo:padding="0.0201in" fo:border="0.06pt solid #000000"/>
      <style:text-properties style:font-name="Bitstream Vera Sans Mono" fo:font-size="14pt" fo:font-weight="bold" officeooo:paragraph-rsid="001be626" style:font-size-asian="16pt" style:font-weight-asian="bold" style:font-size-complex="16pt" style:font-weight-complex="bold"/>
    </style:style>
    <style:style style:name="T1" style:family="text">
      <style:text-properties officeooo:rsid="000f9b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b99" style:font-weight-asian="bold" style:font-weight-complex="bold"/>
    </style:style>
    <style:style style:name="T4" style:family="text">
      <style:text-properties fo:font-weight="bold" officeooo:rsid="0017c9c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officeooo:rsid="0013405a" fo:background-color="#ffff00" loext:char-shading-value="0" style:font-weight-asian="bold" style:font-weight-complex="bold"/>
    </style:style>
    <style:style style:name="T7" style:family="text">
      <style:text-properties fo:font-weight="bold" officeooo:rsid="0017bf13" fo:background-color="#ffff00" loext:char-shading-value="0" style:font-weight-asian="bold" style:font-weight-complex="bold"/>
    </style:style>
    <style:style style:name="T8" style:family="text">
      <style:text-properties style:font-name="Bitstream Vera Sans Mono" fo:font-weight="bold" officeooo:rsid="000f9b99" style:font-weight-asian="bold" style:font-weight-complex="bold"/>
    </style:style>
    <style:style style:name="T9" style:family="text">
      <style:text-properties officeooo:rsid="0013405a"/>
    </style:style>
    <style:style style:name="T10" style:family="text">
      <style:text-properties fo:background-color="#ffff00" loext:char-shading-value="0"/>
    </style:style>
    <style:style style:name="T11" style:family="text">
      <style:text-properties fo:font-size="24pt" officeooo:rsid="0017bf13" style:font-size-asian="14pt" style:font-size-complex="14pt"/>
    </style:style>
    <style:style style:name="T12" style:family="text">
      <style:text-properties fo:font-size="24pt" officeooo:rsid="0017bf13" fo:background-color="#ffff00" loext:char-shading-value="0" style:font-size-asian="14pt" style:font-size-complex="14pt"/>
    </style:style>
    <style:style style:name="T13" style:family="text">
      <style:text-properties officeooo:rsid="0017c9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2">1. </text:span><text:span text:style-name="T11">Pensar un algoritmo para la siguiente especificación:</text:span></text:p>
      <text:p text:style-name="P14"/>
      <text:p text:style-name="P12">def sumar_digitos(s:str) -&gt; int:</text:p>
      <text:p text:style-name="P13"><text:s text:c="4"/>''' </text:p>
      <text:p text:style-name="P13"><text:s text:c="4"/>Requiere: s está formado solo por dígitos (0123456789).</text:p>
      <text:p text:style-name="P13"><text:s text:c="4"/>Devuelve: la suma de los dígitos de s.</text:p>
      <text:p text:style-name="P13"><text:s text:c="4"/>'''</text:p>
      <text:p text:style-name="P19"/>
      <text:p text:style-name="P19"/>
      <text:p text:style-name="P15"><text:span text:style-name="T10">2. </text:span>Escribir un programa en Python.</text:p>
      <text:p text:style-name="P27">def sumar_digitos(s:str) -&gt; int:</text:p>
      <text:p text:style-name="P18"><text:s text:c="4"/>''' </text:p>
      <text:p text:style-name="P18"><text:s text:c="4"/>Requiere: s está formado solo por dígitos (0123456789).</text:p>
      <text:p text:style-name="P18"><text:s text:c="4"/>Devuelve: la suma de los dígitos de s.</text:p>
      <text:p text:style-name="P18"><text:s text:c="4"/>'''</text:p>
      <text:p text:style-name="P18"><text:s text:c="4"/>res:int = 0</text:p>
      <text:p text:style-name="P18"><text:s text:c="4"/>i:int = 0</text:p>
      <text:p text:style-name="P18"><text:s text:c="4"/>#A</text:p>
      <text:p text:style-name="P18"><text:s text:c="4"/>while i &lt; len(s):</text:p>
      <text:p text:style-name="P18"><text:s text:c="8"/>#B</text:p>
      <text:p text:style-name="P18"><text:s text:c="8"/>res = res + int(s[i])</text:p>
      <text:p text:style-name="P18"><text:s text:c="8"/>i = i + 1</text:p>
      <text:p text:style-name="P18"><text:s text:c="8"/>#C</text:p>
      <text:p text:style-name="P18"><text:s text:c="4"/>#D</text:p>
      <text:p text:style-name="P18"><text:s text:c="4"/>return res</text:p>
      <text:p text:style-name="P25"/>
      <text:p text:style-name="P26"/>
      <text:p text:style-name="P4"><text:span text:style-name="T7">3</text:span><text:span text:style-name="T6">.</text:span><text:span text:style-name="T9"> Hacer un seguimiento manual de la ejecución de </text:span><text:span text:style-name="T8">sumar_digitos(‘4825’)</text:span><text:span text:style-name="T1"> y completar la tabla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/>
            </table:table-cell>
            <table:table-cell table:style-name="Table1.B1" office:value-type="string">
              <text:p text:style-name="P1">Lugar</text:p>
            </table:table-cell>
            <table:table-cell table:style-name="Table1.B1" office:value-type="string">
              <text:p text:style-name="P1">i</text:p>
            </table:table-cell>
            <table:table-cell table:style-name="Table1.B1" office:value-type="string">
              <text:p text:style-name="P1">res</text:p>
            </table:table-cell>
            <table:table-cell table:style-name="Table1.E1" table:number-rows-spanned="11" office:value-type="string">
              <text:p text:style-name="P20"/>
              <text:p text:style-name="P20"/>
              <text:p text:style-name="P20"/>
              <text:p text:style-name="P20"/>
              <text:p text:style-name="P20"/>
              <text:p text:style-name="P20"/>
              <text:p text:style-name="P20"/>
              <text:p text:style-name="P5"><text:span text:style-name="T7">4</text:span><text:span text:style-name="T5">.</text:span> <text:span text:style-name="T1">Proponer un predicado invariante para el ciclo, que describa:</text:span></text:p>
              <text:list xml:id="list899456676" text:style-name="L1">
                <text:list-item>
                  <text:p text:style-name="P21"><text:span text:style-name="T1">el rango en el que se mueve la variable </text:span><text:span text:style-name="T3">i</text:span></text:p>
                </text:list-item>
                <text:list-item>
                  <text:p text:style-name="P22">la relación entre el valor de <text:span text:style-name="T2">res </text:span>y el valor de <text:span text:style-name="T2">i </text:span></text:p>
                </text:list-item>
              </text:list>
              <text:p text:style-name="P7"><text:s text:c="2"/>(Estas dos cosas deben valer en todas las filas de la tabla.)</text:p>
            </table:table-cell>
          </table:table-row>
        </table:table-header-rows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>#A</text:p>
          </table:table-cell>
          <table:table-cell table:style-name="Table1.B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>#B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B2" office:value-type="string">
            <text:p text:style-name="P3">#D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covered-table-cell/>
        </table:table-row>
      </table:table>
      <text:p text:style-name="P23"><text:soft-page-break/></text:p>
      <text:p text:style-name="P23"/>
      <text:p text:style-name="P23"/>
      <text:p text:style-name="P8"/>
      <text:p text:style-name="P8"/>
      <text:p text:style-name="P11">CLASE DE CONSULTAS EXTRA</text:p>
      <text:p text:style-name="P10"/>
      <text:p text:style-name="P11">A cargo de Augusto.</text:p>
      <text:p text:style-name="P6"/>
      <text:p text:style-name="P6"/>
      <text:p text:style-name="P9"><text:span text:style-name="T13">Este </text:span><text:span text:style-name="T4">viernes 1/4</text:span><text:span text:style-name="T13"> en el aula </text:span><text:span text:style-name="T4">A102 </text:span><text:span text:style-name="T13">(edificio Alcorta, primer piso)</text:span></text:p>
      <text:p text:style-name="P9"/>
      <text:p text:style-name="P9"><text:span text:style-name="T13">Desde las </text:span><text:span text:style-name="T4">13.45</text:span><text:span text:style-name="T13"> por aproximadamente dos ho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4862in" fo:margin-right="0.4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2:57:27.307740537</meta:creation-date>
    <dc:date>2022-03-30T19:02:01.696031551</dc:date>
    <meta:editing-duration>PT41M36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3" meta:paragraph-count="39" meta:word-count="178" meta:character-count="1010" meta:non-whitespace-character-count="780"/>
  </office:meta>
</office:document-meta>
</file>